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01d01b" officeooo:paragraph-rsid="001ecf07" style:font-size-asian="14pt" style:font-size-complex="14pt"/>
    </style:style>
    <style:style style:name="P2" style:family="paragraph" style:parent-style-name="Standard">
      <style:text-properties fo:font-size="14pt" fo:font-weight="bold" officeooo:rsid="001d0808" officeooo:paragraph-rsid="001ecf0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c79f7" officeooo:paragraph-rsid="001ecf0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536f" officeooo:paragraph-rsid="001ecf0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3b774" officeooo:paragraph-rsid="001ecf0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5b446" officeooo:paragraph-rsid="001ecf0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0aca21" officeooo:paragraph-rsid="001ecf0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5b446" officeooo:paragraph-rsid="001ecf07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a85c8" officeooo:paragraph-rsid="001ecf07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b5abd" officeooo:paragraph-rsid="001ecf07" style:font-size-asian="14pt" style:font-weight-asian="normal" style:font-size-complex="14pt" style:font-weight-complex="normal"/>
    </style:style>
    <style:style style:name="P11" style:family="paragraph" style:parent-style-name="Standard">
      <style:text-properties officeooo:paragraph-rsid="001ecf07"/>
    </style:style>
    <style:style style:name="T1" style:family="text">
      <style:text-properties fo:font-size="14pt" fo:font-weight="bold" officeooo:rsid="0001d01b" style:font-size-asian="14pt" style:font-weight-asian="bold" style:font-size-complex="14pt" style:font-weight-complex="bold"/>
    </style:style>
    <style:style style:name="T2" style:family="text">
      <style:text-properties fo:font-size="14pt" officeooo:rsid="0001d01b" style:font-size-asian="14pt" style:font-size-complex="14pt"/>
    </style:style>
    <style:style style:name="T3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officeooo:rsid="0001d01b" style:font-size-asian="14pt" style:font-style-asian="normal" style:font-weight-asian="normal" style:font-size-complex="14pt" style:text-emphasize="none"/>
    </style:style>
    <style:style style:name="T5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bold" officeooo:rsid="0001d01b" style:font-size-asian="14pt" style:font-style-asian="normal" style:font-weight-asian="bold" style:font-size-complex="14pt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bold" officeooo:rsid="001d0808" style:font-size-asian="14pt" style:font-style-asian="normal" style:font-weight-asian="bold" style:font-size-complex="14pt" style:font-weight-complex="bold" style:text-emphasiz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2dca0"/>
    </style:style>
    <style:style style:name="T9" style:family="text">
      <style:text-properties officeooo:rsid="001ecf0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aca21" style:font-weight-asian="normal" style:font-weight-complex="normal"/>
    </style:style>
    <style:style style:name="T12" style:family="text">
      <style:text-properties fo:font-weight="normal" officeooo:rsid="00117231" style:font-weight-asian="normal" style:font-weight-complex="normal"/>
    </style:style>
    <style:style style:name="T13" style:family="text">
      <style:text-properties fo:font-weight="normal" officeooo:rsid="000b5abd" style:font-weight-asian="normal" style:font-weight-complex="normal"/>
    </style:style>
    <style:style style:name="T14" style:family="text">
      <style:text-properties fo:font-weight="normal" officeooo:rsid="0015b446" style:font-weight-asian="normal" style:font-weight-complex="normal"/>
    </style:style>
    <style:style style:name="T15" style:family="text">
      <style:text-properties fo:font-weight="normal" officeooo:rsid="000a85c8" style:font-weight-asian="normal" style:font-weight-complex="normal"/>
    </style:style>
    <style:style style:name="T16" style:family="text">
      <style:text-properties officeooo:rsid="001c79f7"/>
    </style:style>
    <style:style style:name="T17" style:family="text">
      <style:text-properties officeooo:rsid="0015b446"/>
    </style:style>
    <style:style style:name="T18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9" style:family="text">
      <style:text-properties officeooo:rsid="000aca21"/>
    </style:style>
    <style:style style:name="T20" style:family="text">
      <style:text-properties officeooo:rsid="001d0808"/>
    </style:style>
    <style:style style:name="T21" style:family="text">
      <style:text-properties fo:color="#000000" loext:opacity="100%" officeooo:rsid="00260806"/>
    </style:style>
    <style:style style:name="T22" style:family="text">
      <style:text-properties fo:color="#000000" loext:opacity="100%" fo:font-weight="bold" officeooo:rsid="00260806" style:font-weight-asian="bold" style:font-weight-complex="bold"/>
    </style:style>
    <style:style style:name="T23" style:family="text">
      <style:text-properties officeooo:rsid="000b5a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Tytuł raportu:</text:span> <text:span text:style-name="T9">Zgłoszenia błędów</text:span><text:span text:style-name="T8"> bezpieczeństwa aplikacji JaNieTakiOrk</text:span></text:p>
      <text:p text:style-name="P1"><text:span text:style-name="T7">Autor:</text:span> Andrzej Wachnicki</text:p>
      <text:p text:style-name="P1"><text:span text:style-name="T7">Wersja dokumentu:</text:span> 1</text:p>
      <text:p text:style-name="P1"><text:span text:style-name="T7">Data:</text:span> <text:span text:style-name="T8">8</text:span>.03.2022</text:p>
      <text:p text:style-name="P1"><text:span text:style-name="T7">Nazwa aplikacji:</text:span> <text:span text:style-name="T8">JaNieTakiOrk Generator RPG</text:span></text:p>
      <text:p text:style-name="P11"><text:span text:style-name="T1">Link do aplikacji:</text:span><text:span text:style-name="T2"> </text:span><text:a xlink:type="simple" xlink:href="https://github.com/MaciejGrochowski/PRI" text:style-name="Internet_20_link" text:visited-style-name="Visited_20_Internet_20_Link"><text:span text:style-name="T3">https://github.com/MaciejGrochowski/PRI</text:span></text:a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3"><text:soft-page-break/>ID:<text:span text:style-name="T10"> </text:span><text:span text:style-name="T11">#</text:span><text:span text:style-name="T12">1</text:span></text:p>
      <text:p text:style-name="P4">Tytuł: <text:span text:style-name="T11">Istnieje możliwość wysłania dowolnych danych przy użyciu przycisku zatwierdzenia formularza </text:span></text:p>
      <text:p text:style-name="P4">P<text:span text:style-name="T16">riorytet</text:span>:<text:span text:style-name="T10"> </text:span><text:span text:style-name="T13">Średni</text:span></text:p>
      <text:p text:style-name="P3">Wersja oprogramowania:<text:span text:style-name="T10"> </text:span><text:span text:style-name="T11">1.0</text:span></text:p>
      <text:p text:style-name="P4">Kategoria:<text:span text:style-name="T10"> </text:span><text:span text:style-name="T11">Bezpieczeństwo</text:span></text:p>
      <text:p text:style-name="P5">Zgłaszający:<text:span text:style-name="T10"> </text:span><text:span text:style-name="T11">Andrzej Wachnicki</text:span></text:p>
      <text:p text:style-name="P4">Miejsce wykrycia:<text:span text:style-name="T10"> </text:span><text:span text:style-name="T11">Formularz rejestracji konta</text:span></text:p>
      <text:p text:style-name="P4">Środowisko:<text:span text:style-name="T10"> </text:span><text:span text:style-name="T14">Google Chrome</text:span><text:span text:style-name="T17"> w</text:span><text:span text:style-name="T18">ersja 98.0.4758.102 (Oficjalna wersja) (64-bitowa)</text:span></text:p>
      <text:p text:style-name="P3">Dane testowe:</text:p>
      <text:p text:style-name="P6"><text:span text:style-name="T10">Nazwa użytkownika:</text:span> &lt;<text:span text:style-name="T19">s&gt;</text:span><text:span text:style-name="T10">Ryuuken</text:span><text:span text:style-name="T15">175&lt;/</text:span><text:span text:style-name="T11">s&gt;</text:span></text:p>
      <text:p text:style-name="P6"><text:span text:style-name="T10">Adres e-mail:</text:span> <text:a xlink:type="simple" xlink:href="mailto:wachnickiandrzej@gmail.com" text:style-name="Internet_20_link" text:visited-style-name="Visited_20_Internet_20_Link"><text:span text:style-name="T10">wachnickiandrzej@gmail.co</text:span></text:a><text:span text:style-name="T11">m</text:span></text:p>
      <text:p text:style-name="P6"><text:span text:style-name="T10">Hasło: Test123</text:span><text:span text:style-name="T15">45</text:span><text:span text:style-name="T10">@</text:span></text:p>
      <text:p text:style-name="P4"/>
      <text:p text:style-name="P4">Krótki opis:</text:p>
      <text:p text:style-name="P4"/>
      <text:p text:style-name="P7">Można aktywować przycisk przy użyciu narzędzi deweloperskich Chrome i wysłać niepoprawne dane.</text:p>
      <text:p text:style-name="P4"/>
      <text:p text:style-name="P4"><text:span text:style-name="T20">Kroki do reprodukcji</text:span>:</text:p>
      <text:p text:style-name="P4"/>
      <text:p text:style-name="P8">1. Kliknij link <text:span text:style-name="T7">Załóż konto</text:span> na stronie głównej aplikacji <text:span text:style-name="T21">w sekcji </text:span><text:span text:style-name="T22">Uważasz, że to świetny pomysł i chcesz jakoś pomóc?</text:span></text:p>
      <text:p text:style-name="P8">2. Uzupełnij formularz danymi testowymi</text:p>
      <text:p text:style-name="P7">3. Zmień atrybut <text:span text:style-name="T7">disabled</text:span> na <text:span text:style-name="T7">enabled</text:span> przycisku <text:span text:style-name="T7">Zarejestruj</text:span> w Chrome WebTools</text:p>
      <text:p text:style-name="P8"><text:span text:style-name="T23">4</text:span>. Zaznacz opcję <text:span text:style-name="T7">Akceptuję regulamin</text:span></text:p>
      <text:p text:style-name="P9"><text:span text:style-name="T23">5</text:span>. Kliknij przycisk<text:span text:style-name="T7"> Zarejestruj</text:span></text:p>
      <text:p text:style-name="P4"/>
      <text:p text:style-name="P4"/>
      <text:p text:style-name="P4">Oczekiwany rezultat:</text:p>
      <text:p text:style-name="P4"/>
      <text:p text:style-name="P10">Istnieje dodatkowa walidacja, która zapobiega wysłaniu formularza, nawet pomimo kliknięcia aktywnego przycisku <text:span text:style-name="T7">Zarejestruj</text:span>, wyświetlany jest komunikat o wprowadzeniu niepoprawnych danych.</text:p>
      <text:p text:style-name="P4"/>
      <text:p text:style-name="P4"/>
      <text:p text:style-name="P4">Rzeczywisty rezultat:</text:p>
      <text:p text:style-name="P4"/>
      <text:p text:style-name="P10">Formularz jest wysyłany, nawet pomimo wyświetlenia komunikatu o niepoprawnie wprowadzonych danych, ponieważ przycisk zarejestruj jest aktywny i istnieje możliwość jego kliknięcia. W nazwie użytkownika można przesłać złośliwy kod, który może spowodować niepożądane działanie aplikacji.</text:p>
      <text:p text:style-name="P4"/>
      <text:p text:style-name="P2">Załączniki:</text:p>
      <text:p text:style-name="P2"><text:a xlink:type="simple" xlink:href="https://github.com/MaciejGrochowski/PRI" text:style-name="Internet_20_link" text:visited-style-name="Visited_20_Internet_20_Link"><text:span text:style-name="T6"/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M33S</meta:editing-duration>
    <meta:editing-cycles>3</meta:editing-cycles>
    <meta:generator>LibreOffice/7.3.0.3$Windows_X86_64 LibreOffice_project/0f246aa12d0eee4a0f7adcefbf7c878fc2238db3</meta:generator>
    <dc:date>2022-03-11T09:03:48.741000000</dc:date>
    <meta:document-statistic meta:table-count="0" meta:image-count="0" meta:object-count="0" meta:page-count="2" meta:paragraph-count="31" meta:word-count="191" meta:character-count="1609" meta:non-whitespace-character-count="1448"/>
    <meta:user-defined meta:name="Info 1"/>
    <meta:user-defined meta:name="Info 2"/>
    <meta:user-defined meta:name="Info 3"/>
    <meta:user-defined meta:name="Info 4"/>
  </office:meta>
</office:document-meta>
</file>